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style:font-name="Liberation Serif" fo:font-size="18pt" fo:font-style="italic" fo:font-weight="bold" officeooo:rsid="000b1c65" officeooo:paragraph-rsid="000b1c65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style:font-name="Liberation Serif" fo:font-size="18pt" fo:font-style="italic" fo:font-weight="bold" officeooo:rsid="000b1c65" officeooo:paragraph-rsid="000b1c65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 style:list-style-name="L1">
      <style:text-properties style:font-name="Liberation Serif" fo:font-size="18pt" fo:font-style="italic" fo:font-weight="bold" officeooo:rsid="000bc55a" officeooo:paragraph-rsid="000bc55a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 style:list-style-name="L1">
      <style:text-properties style:font-name="Liberation Serif" fo:font-size="18pt" fo:font-style="italic" fo:font-weight="bold" officeooo:rsid="000d47e2" officeooo:paragraph-rsid="000d47e2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 style:list-style-name="L1">
      <style:text-properties style:font-name="Liberation Serif" fo:font-size="18pt" fo:font-style="italic" fo:font-weight="bold" officeooo:rsid="000db114" officeooo:paragraph-rsid="000db114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 style:list-style-name="L1">
      <style:text-properties style:font-name="Liberation Serif" fo:font-size="18pt" fo:font-style="italic" fo:font-weight="bold" officeooo:rsid="000f58d7" officeooo:paragraph-rsid="000f58d7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text-properties style:font-name="Liberation Serif" fo:font-size="18pt" fo:font-style="italic" fo:font-weight="bold" officeooo:rsid="000f58d7" officeooo:paragraph-rsid="000f58d7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text-properties style:font-name="Liberation Serif" fo:font-size="18pt" fo:font-style="italic" fo:font-weight="bold" officeooo:rsid="000f58d7" officeooo:paragraph-rsid="0010058a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Standard" style:list-style-name="L1">
      <style:text-properties style:font-name="Liberation Serif" fo:font-size="18pt" fo:font-style="italic" fo:font-weight="bold" officeooo:rsid="000f58d7" officeooo:paragraph-rsid="0010058a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 style:list-style-name="L2">
      <style:text-properties style:font-name="Liberation Serif" fo:font-size="18pt" fo:font-style="italic" fo:font-weight="bold" officeooo:rsid="0010058a" officeooo:paragraph-rsid="001b0d5a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text-properties style:font-name="Liberation Serif" fo:font-size="18pt" fo:font-style="italic" fo:font-weight="bold" officeooo:rsid="0010058a" officeooo:paragraph-rsid="001b0d5a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tandard" style:list-style-name="L2">
      <style:text-properties style:font-name="Liberation Serif" fo:font-size="18pt" fo:font-style="italic" fo:font-weight="bold" officeooo:paragraph-rsid="001b0d5a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Standard" style:list-style-name="L2">
      <style:text-properties style:font-name="Liberation Serif" fo:font-size="18pt" fo:font-style="italic" fo:font-weight="bold" officeooo:rsid="001b0d5a" officeooo:paragraph-rsid="001b0d5a" style:font-size-asian="18pt" style:font-style-asian="italic" style:font-weight-asian="bold" style:font-size-complex="18pt" style:font-style-complex="italic" style:font-weight-complex="bold"/>
    </style:style>
    <style:style style:name="P14" style:family="paragraph" style:parent-style-name="Standard" style:list-style-name="L2">
      <style:text-properties style:font-name="Liberation Serif" fo:font-size="18pt" fo:font-style="italic" fo:font-weight="bold" officeooo:rsid="001b746d" officeooo:paragraph-rsid="001b746d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Standard" style:list-style-name="L2">
      <style:text-properties style:font-name="Liberation Serif" fo:font-size="18pt" fo:font-style="italic" fo:font-weight="bold" officeooo:rsid="00107865" officeooo:paragraph-rsid="001b0d5a" style:font-size-asian="18pt" style:font-style-asian="italic" style:font-weight-asian="bold" style:font-size-complex="18pt" style:font-style-complex="italic" style:font-weight-complex="bold"/>
    </style:style>
    <style:style style:name="P16" style:family="paragraph" style:parent-style-name="Standard" style:list-style-name="L2">
      <style:text-properties style:font-name="Liberation Serif" fo:font-size="18pt" fo:font-style="italic" fo:font-weight="bold" officeooo:rsid="00107865" officeooo:paragraph-rsid="00107865" style:font-size-asian="18pt" style:font-style-asian="italic" style:font-weight-asian="bold" style:font-size-complex="18pt" style:font-style-complex="italic" style:font-weight-complex="bold"/>
    </style:style>
    <style:style style:name="P17" style:family="paragraph" style:parent-style-name="Standard">
      <style:text-properties style:font-name="Liberation Serif" fo:font-size="18pt" fo:font-style="italic" fo:font-weight="bold" officeooo:rsid="00107865" officeooo:paragraph-rsid="00107865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 style:list-style-name="L2">
      <style:text-properties style:font-name="Liberation Serif" fo:font-size="18pt" fo:font-style="italic" fo:font-weight="bold" officeooo:rsid="0013462d" officeooo:paragraph-rsid="0013462d" style:font-size-asian="18pt" style:font-style-asian="italic" style:font-weight-asian="bold" style:font-size-complex="18pt" style:font-style-complex="italic" style:font-weight-complex="bold"/>
    </style:style>
    <style:style style:name="P19" style:family="paragraph" style:parent-style-name="Standard" style:list-style-name="L2">
      <style:text-properties style:font-name="Liberation Serif" fo:font-size="18pt" fo:font-style="italic" fo:font-weight="bold" officeooo:rsid="0013462d" officeooo:paragraph-rsid="00143548" style:font-size-asian="18pt" style:font-style-asian="italic" style:font-weight-asian="bold" style:font-size-complex="18pt" style:font-style-complex="italic" style:font-weight-complex="bold"/>
    </style:style>
    <style:style style:name="P20" style:family="paragraph" style:parent-style-name="Standard" style:list-style-name="L2">
      <style:text-properties style:font-name="Liberation Serif" fo:font-size="18pt" fo:font-style="italic" fo:font-weight="bold" officeooo:rsid="0014234c" officeooo:paragraph-rsid="0014234c" style:font-size-asian="18pt" style:font-style-asian="italic" style:font-weight-asian="bold" style:font-size-complex="18pt" style:font-style-complex="italic" style:font-weight-complex="bold"/>
    </style:style>
    <style:style style:name="P21" style:family="paragraph" style:parent-style-name="Standard" style:list-style-name="L2">
      <style:text-properties style:font-name="Liberation Serif" fo:font-size="18pt" fo:font-style="italic" fo:font-weight="bold" officeooo:rsid="0014234c" officeooo:paragraph-rsid="00143548" style:font-size-asian="18pt" style:font-style-asian="italic" style:font-weight-asian="bold" style:font-size-complex="18pt" style:font-style-complex="italic" style:font-weight-complex="bold"/>
    </style:style>
    <style:style style:name="P22" style:family="paragraph" style:parent-style-name="Standard">
      <style:text-properties style:font-name="Liberation Serif" fo:font-size="18pt" fo:font-style="italic" fo:font-weight="bold" officeooo:rsid="0014234c" officeooo:paragraph-rsid="00143548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Standard" style:list-style-name="L2">
      <style:text-properties style:font-name="Liberation Serif" fo:font-size="18pt" fo:font-style="italic" fo:font-weight="bold" officeooo:rsid="0016d24e" officeooo:paragraph-rsid="0016d24e" style:font-size-asian="18pt" style:font-style-asian="italic" style:font-weight-asian="bold" style:font-size-complex="18pt" style:font-style-complex="italic" style:font-weight-complex="bold"/>
    </style:style>
    <style:style style:name="P24" style:family="paragraph" style:parent-style-name="Standard">
      <style:text-properties style:font-name="Liberation Serif" fo:font-size="18pt" fo:font-style="italic" fo:font-weight="bold" officeooo:rsid="0016d24e" officeooo:paragraph-rsid="0016d24e" style:font-size-asian="18pt" style:font-style-asian="italic" style:font-weight-asian="bold" style:font-size-complex="18pt" style:font-style-complex="italic" style:font-weight-complex="bold"/>
    </style:style>
    <style:style style:name="P25" style:family="paragraph" style:parent-style-name="Standard" style:list-style-name="L2">
      <style:text-properties style:font-name="Liberation Serif" fo:font-size="18pt" fo:font-style="italic" fo:font-weight="bold" officeooo:rsid="001c890f" officeooo:paragraph-rsid="001c890f" style:font-size-asian="18pt" style:font-style-asian="italic" style:font-weight-asian="bold" style:font-size-complex="18pt" style:font-style-complex="italic" style:font-weight-complex="bold"/>
    </style:style>
    <style:style style:name="P26" style:family="paragraph" style:parent-style-name="Standard" style:list-style-name="L2">
      <style:text-properties style:font-name="Liberation Serif" fo:font-size="18pt" fo:font-style="italic" fo:font-weight="bold" officeooo:rsid="0016d24e" officeooo:paragraph-rsid="00170d42" style:font-size-asian="18pt" style:font-style-asian="italic" style:font-weight-asian="bold" style:font-size-complex="18pt" style:font-style-complex="italic" style:font-weight-complex="bold"/>
    </style:style>
    <style:style style:name="P27" style:family="paragraph" style:parent-style-name="Standard" style:list-style-name="L2">
      <style:text-properties style:font-name="Liberation Serif" fo:font-size="18pt" fo:font-style="italic" fo:font-weight="bold" officeooo:rsid="0017d919" officeooo:paragraph-rsid="0017d919" style:font-size-asian="18pt" style:font-style-asian="italic" style:font-weight-asian="bold" style:font-size-complex="18pt" style:font-style-complex="italic" style:font-weight-complex="bold"/>
    </style:style>
    <style:style style:name="P28" style:family="paragraph" style:parent-style-name="Standard">
      <style:text-properties style:font-name="Liberation Serif" fo:font-size="18pt" fo:font-style="italic" fo:font-weight="bold" officeooo:rsid="0017d919" officeooo:paragraph-rsid="0017d919" style:font-size-asian="18pt" style:font-style-asian="italic" style:font-weight-asian="bold" style:font-size-complex="18pt" style:font-style-complex="italic" style:font-weight-complex="bold"/>
    </style:style>
    <style:style style:name="P29" style:family="paragraph" style:parent-style-name="Standard" style:list-style-name="L3">
      <style:text-properties style:font-name="Liberation Serif" fo:font-size="18pt" fo:font-style="italic" officeooo:paragraph-rsid="000bc55a" style:font-size-asian="18pt" style:font-style-asian="italic" style:font-size-complex="18pt" style:font-style-complex="italic"/>
    </style:style>
    <style:style style:name="T1" style:family="text">
      <style:text-properties officeooo:rsid="000bc55a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d47e2"/>
    </style:style>
    <style:style style:name="T5" style:family="text">
      <style:text-properties officeooo:rsid="000db114"/>
    </style:style>
    <style:style style:name="T6" style:family="text">
      <style:text-properties officeooo:rsid="001c890f"/>
    </style:style>
    <style:style style:name="T7" style:family="text">
      <style:text-properties style:text-underline-style="solid" style:text-underline-width="auto" style:text-underline-color="font-color" officeooo:rsid="001c890f"/>
    </style:style>
    <style:style style:name="T8" style:family="text">
      <style:text-properties officeooo:rsid="0010058a"/>
    </style:style>
    <style:style style:name="T9" style:family="text">
      <style:text-properties style:text-position="0% 100%" officeooo:rsid="0010058a"/>
    </style:style>
    <style:style style:name="T10" style:family="text">
      <style:text-properties officeooo:rsid="00107865"/>
    </style:style>
    <style:style style:name="T11" style:family="text">
      <style:text-properties officeooo:rsid="001b746d"/>
    </style:style>
    <style:style style:name="T12" style:family="text">
      <style:text-properties officeooo:rsid="001b0d5a"/>
    </style:style>
    <style:style style:name="T13" style:family="text">
      <style:text-properties officeooo:rsid="0014234c"/>
    </style:style>
    <style:style style:name="T14" style:family="text">
      <style:text-properties officeooo:rsid="00143548"/>
    </style:style>
    <style:style style:name="T15" style:family="text">
      <style:text-properties style:text-underline-style="none" officeooo:rsid="0014234c"/>
    </style:style>
    <style:style style:name="T16" style:family="text">
      <style:text-properties style:text-underline-style="none" officeooo:rsid="00107865"/>
    </style:style>
    <style:style style:name="T17" style:family="text">
      <style:text-properties style:text-underline-style="none" officeooo:rsid="00143548"/>
    </style:style>
    <style:style style:name="T18" style:family="text">
      <style:text-properties officeooo:rsid="0017d919"/>
    </style:style>
    <style:style style:name="T19" style:family="text">
      <style:text-properties officeooo:rsid="00170d42"/>
    </style:style>
    <style:style style:name="T20" style:family="text">
      <style:text-properties fo:font-weight="bold" officeooo:rsid="000bc55a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Set is something which has distinctive defination and is same to every person.</text:p>
        </text:list-item>
      </text:list>
      <text:p text:style-name="P2"/>
      <text:list text:continue-numbering="true" text:style-name="L1">
        <text:list-item>
          <text:p text:style-name="P1">N – Natural – 1 to infinity </text:p>
        </text:list-item>
        <text:list-item>
          <text:p text:style-name="P1">W – Whole – N + 0</text:p>
        </text:list-item>
        <text:list-item>
          <text:p text:style-name="P1">Q – Rational – fractions {p/q}</text:p>
        </text:list-item>
        <text:list-item>
          <text:p text:style-name="P1">I – Irrational – any negative entity</text:p>
        </text:list-item>
        <text:list-item>
          <text:p text:style-name="P1">Z – <text:span text:style-name="T1">Integer – N + W + Q + I</text:span></text:p>
        </text:list-item>
        <text:list-item>
          <text:p text:style-name="P3">C – Complex – a+ib where i=(-1)<text:span text:style-name="T2">1/2</text:span><text:span text:style-name="T3"> and a &amp; b are real numbers.</text:span></text:p>
        </text:list-item>
        <text:list-item>
          <text:p text:style-name="P3">R – Real – all above</text:p>
          <text:p text:style-name="P3"/>
        </text:list-item>
        <text:list-item>
          <text:p text:style-name="P3">Types of set :</text:p>
          <text:p text:style-name="P3"/>
          <text:p text:style-name="P3">1.Empty - {}, <text:span text:style-name="T4">Φ(phi) – is only taken into consideration when subsets are counted.</text:span></text:p>
          <text:p text:style-name="P4"/>
          <text:p text:style-name="P4">2.Singleton – consists of only 1 element.</text:p>
          <text:p text:style-name="P4"/>
          <text:p text:style-name="P4">3.Subset – suppose if A={1,2,3} and B={1} then B is a subset of A i.e.<text:span text:style-name="T5">B⊂A </text:span><text:span text:style-name="T6">and A is considered a </text:span><text:span text:style-name="T7">Superset</text:span><text:span text:style-name="T6"> </text:span><text:span text:style-name="T5">but if C={1,2,3} then C⊆A or A⊆C </text:span></text:p>
          <text:p text:style-name="P4"/>
          <text:p text:style-name="P5">4.Universal set(U) – in a given situation,the main set which contains all given entities is considered universal set.</text:p>
          <text:p text:style-name="P6"/>
          <text:p text:style-name="P6">5.Finite and Infinite sets</text:p>
        </text:list-item>
      </text:list>
      <text:p text:style-name="P7"/>
      <text:list text:continue-numbering="true" text:style-name="L1">
        <text:list-header>
          <text:p text:style-name="P6">6.Proper/<text:span text:style-name="T6">Strict</text:span> subset – a subset that is not equal to universal set or main set.</text:p>
        </text:list-header>
      </text:list>
      <text:p text:style-name="P7"/>
      <text:p text:style-name="P8"><text:s text:c="3"/><text:span text:style-name="T8">7.Power set – collection of subsets.</text:span></text:p>
      <text:p text:style-name="P8"><text:s/></text:p>
      <text:list text:continue-numbering="true" text:style-name="L1">
        <text:list-header>
          <text:p text:style-name="P9"><text:span text:style-name="T8">8</text:span>.Complement of set(A`/A<text:span text:style-name="T2">c</text:span><text:span text:style-name="T3">/</text:span><text:span text:style-name="T9">Ā)</text:span> – elements beside those in a given set.</text:p>
        </text:list-header>
      </text:list>
      <text:p text:style-name="P8"><text:soft-page-break/><text:s text:c="4"/></text:p>
      <text:list text:style-name="L2">
        <text:list-header>
          <text:p text:style-name="P10">9.Cardinality of set{n(A)/#A/|A| – no. Of entities in a set.</text:p>
        </text:list-header>
      </text:list>
      <text:p text:style-name="P11"/>
      <text:list text:continue-numbering="true" text:style-name="L2">
        <text:list-item>
          <text:p text:style-name="P12">Curtesian<text:span text:style-name="T10">(AxB)</text:span> – <text:span text:style-name="T10">it is done by pairing each element of set A with set B.</text:span></text:p>
          <text:p text:style-name="P13">Properties:</text:p>
          <text:p text:style-name="P13">1.AxB≠BxA</text:p>
          <text:p text:style-name="P13">2.Axϕ=ϕxA=ϕ</text:p>
          <text:p text:style-name="P13">3.|AxB|=|A|.|B|</text:p>
          <text:p text:style-name="P13">4.(AxB)xC≠Ax(BxC)</text:p>
          <text:p text:style-name="P13">5.Ax(B<text:span text:style-name="T11">∩C)=(AxB)∩(AxC)</text:span></text:p>
          <text:p text:style-name="P14">6.<text:span text:style-name="T12">Ax(B</text:span>∪C)=(AxB)∪(AxC)</text:p>
          <text:p text:style-name="P14">7.Ax(B-C)=(AxB)-(AxC)</text:p>
          <text:p text:style-name="P15"/>
        </text:list-item>
        <text:list-item>
          <text:p text:style-name="P16">Venn Diagram – visual representation of sets using circles or overlapping circles in case of multiple sets.</text:p>
          <text:p text:style-name="P16"/>
        </text:list-item>
        <text:list-item>
          <text:p text:style-name="P16">Union(∪) - set produced after merging 2 sets.</text:p>
        </text:list-item>
        <text:list-item>
          <text:p text:style-name="P16">Intersection(∩) - common entities in the merged sets.</text:p>
        </text:list-item>
      </text:list>
      <text:p text:style-name="P17"/>
      <text:list text:continue-numbering="true" text:style-name="L2">
        <text:list-item>
          <text:p text:style-name="P18">Properties of Set</text:p>
          <text:p text:style-name="P18">1.Commutative law </text:p>
          <text:p text:style-name="P18"><text:s text:c="2"/>A<text:span text:style-name="T10">∪</text:span>B=B<text:span text:style-name="T10">∪</text:span>A and A<text:span text:style-name="T10">∩</text:span>B=B<text:span text:style-name="T10">∩</text:span>A</text:p>
          <text:p text:style-name="P18"/>
          <text:p text:style-name="P18">2.Associative law</text:p>
          <text:p text:style-name="P19"><text:s text:c="2"/>A<text:span text:style-name="T10">∩</text:span>(B<text:span text:style-name="T10">∩</text:span>C)=(A<text:span text:style-name="T10">∩</text:span>B)<text:span text:style-name="T10">∩</text:span>C and A<text:span text:style-name="T10">∪</text:span>(B<text:span text:style-name="T10">∪</text:span>C)=(A<text:span text:style-name="T10">∪</text:span>B)<text:span text:style-name="T10">∪</text:span>C</text:p>
          <text:p text:style-name="P19"/>
          <text:p text:style-name="P18">3.Distributive law</text:p>
          <text:p text:style-name="P19"><text:s text:c="2"/>A<text:span text:style-name="T10">∪</text:span>(B<text:span text:style-name="T10">∩</text:span>C)=(A<text:span text:style-name="T10">∪</text:span>B)<text:span text:style-name="T10">∩</text:span>(A<text:span text:style-name="T10">∪</text:span>C) and A<text:span text:style-name="T10">∩</text:span>(B<text:span text:style-name="T10">∪</text:span>C)=(A<text:span text:style-name="T10">∩</text:span>B)<text:span text:style-name="T10">∪</text:span>(A<text:span text:style-name="T10">∩</text:span>C)</text:p>
          <text:p text:style-name="P19"/>
          <text:p text:style-name="P18">4.De morgan`s law</text:p>
          <text:p text:style-name="P19"><text:s text:c="2"/><text:span text:style-name="T13">A̅</text:span><text:span text:style-name="T10">∩</text:span><text:span text:style-name="T14">̅</text:span><text:span text:style-name="T13">B̅</text:span>=<text:span text:style-name="T15">A̅</text:span><text:span text:style-name="T16">∪</text:span><text:span text:style-name="T15">B̅</text:span><text:span text:style-name="T13"> and </text:span><text:span text:style-name="T15">A̅</text:span><text:span text:style-name="T16">∪</text:span><text:span text:style-name="T17">̅</text:span><text:span text:style-name="T15">B̅</text:span><text:span text:style-name="T13">=A̅</text:span><text:span text:style-name="T10">∩</text:span><text:span text:style-name="T13">B̅</text:span></text:p>
          <text:p text:style-name="P19"/>
          <text:p text:style-name="P20">5.Complement law</text:p>
          <text:p text:style-name="P21"><text:s text:c="2"/>A<text:span text:style-name="T10">∩</text:span>A̅=<text:span text:style-name="T4">Φ</text:span> And A<text:span text:style-name="T10">∪</text:span>A̅=U</text:p>
          <text:p text:style-name="P21"><text:soft-page-break/></text:p>
          <text:p text:style-name="P20">6.Double Complement law</text:p>
          <text:p text:style-name="P20"><text:s text:c="2"/>A̅(another bar above)=A</text:p>
          <text:p text:style-name="P20"/>
          <text:p text:style-name="P20">7.Idempotent law</text:p>
          <text:p text:style-name="P21"><text:s text:c="2"/>A<text:span text:style-name="T10">∩</text:span>A=A and A<text:span text:style-name="T10">∪</text:span>A=A</text:p>
          <text:p text:style-name="P21"/>
          <text:p text:style-name="P20">8.Absorption law</text:p>
          <text:p text:style-name="P21"><text:s text:c="2"/>A<text:span text:style-name="T10">∩</text:span>(A<text:span text:style-name="T10">∪</text:span>B)=A and A<text:span text:style-name="T10">∪</text:span>(A<text:span text:style-name="T10">∩</text:span>B)=A</text:p>
          <text:p text:style-name="P21"/>
          <text:p text:style-name="P21">9.Dominance law</text:p>
          <text:p text:style-name="P21"><text:s text:c="2"/>A<text:span text:style-name="T10">∩</text:span><text:span text:style-name="T4">Φ</text:span>= <text:span text:style-name="T4">Φ</text:span> and A<text:span text:style-name="T10">∪</text:span>U=U</text:p>
          <text:p text:style-name="P21"/>
          <text:p text:style-name="P20">10.Identity law</text:p>
          <text:p text:style-name="P21"><text:s text:c="3"/>A<text:span text:style-name="T10">∪</text:span><text:span text:style-name="T4">Φ</text:span><text:span text:style-name="T14">=A</text:span> and A<text:span text:style-name="T10">∩</text:span>U=A</text:p>
        </text:list-item>
      </text:list>
      <text:p text:style-name="P22"/>
      <text:list text:continue-numbering="true" text:style-name="L2">
        <text:list-item>
          <text:p text:style-name="P23">Disjoint set – no. Of sets which does not have any common subsets except void set.</text:p>
          <text:p text:style-name="P23"/>
        </text:list-item>
        <text:list-item>
          <text:p text:style-name="P23">Paircase Disjoint case – same as disjoint set but no. Of sets used are only 2.</text:p>
        </text:list-item>
      </text:list>
      <text:p text:style-name="P22"/>
      <text:list text:continue-numbering="true" text:style-name="L2">
        <text:list-item>
          <text:p text:style-name="P23">Equal set – have same elements.</text:p>
        </text:list-item>
      </text:list>
      <text:p text:style-name="P24"/>
      <text:list text:continue-numbering="true" text:style-name="L2">
        <text:list-item>
          <text:p text:style-name="P23">Equivalent set – no. of elements is same.</text:p>
          <text:p text:style-name="P23"/>
        </text:list-item>
        <text:list-item>
          <text:p text:style-name="P23">Difference of set<text:span text:style-name="T18">(A-B or B∖A)</text:span>– elements of primary set which are not common with secondary set.</text:p>
        </text:list-item>
      </text:list>
      <text:p text:style-name="P24"/>
      <text:list text:continue-numbering="true" text:style-name="L2">
        <text:list-item>
          <text:p text:style-name="P25">Symmetric difference – elements that are in either of sets but not common.</text:p>
          <text:p text:style-name="P23"/>
        </text:list-item>
        <text:list-item>
          <text:p text:style-name="P26">A∆B=A⊕B=A<text:span text:style-name="T19">⊖B</text:span><text:span text:style-name="T18">=(A-B)∪(B-A)</text:span></text:p>
          <text:p text:style-name="P27">here ∆,⊕ and ⊖ represent symmetric difference between sets, while – and ∖ represent difference of set.</text:p>
        </text:list-item>
      </text:list>
      <text:p text:style-name="P28"><text:soft-page-break/></text:p>
      <text:list text:continue-numbering="true" text:style-name="L2">
        <text:list-item>
          <text:p text:style-name="P25">Intervals – used for elements of a particular range.</text:p>
          <text:p text:style-name="P25">[ ] - used when including both start and end points.</text:p>
          <text:p text:style-name="P25">( ) - used when excluding both</text:p>
          <text:p text:style-name="P25">[ ) or ( ] - used when including one and excluding other.</text:p>
          <text:p text:style-name="P23"><text:s/></text:p>
        </text:list-item>
      </text:list>
      <text:p text:style-name="P22"/>
      <text:p text:style-name="P8"/>
      <text:p text:style-name="P8"/>
      <text:list text:style-name="L3">
        <text:list-header>
          <text:p text:style-name="P29"><text:span text:style-name="T20"/></text:p>
        </text:list-header>
      </text:list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8T13:37:31.686988983</meta:creation-date>
    <dc:date>2025-08-10T21:01:13.804089427</dc:date>
    <meta:editing-duration>PT42M2S</meta:editing-duration>
    <meta:editing-cycles>8</meta:editing-cycles>
    <meta:generator>LibreOffice/25.2.5.2$Linux_X86_64 LibreOffice_project/520$Build-2</meta:generator>
    <meta:document-statistic meta:table-count="0" meta:image-count="0" meta:object-count="0" meta:page-count="4" meta:paragraph-count="87" meta:word-count="486" meta:character-count="2604" meta:non-whitespace-character-count="2201"/>
  </office:meta>
</office:document-meta>
</file>